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4">
      <style:table-cell-properties fo:background-color="#b4c7dc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31" style:family="table-cell" style:parent-style-name="Default" style:data-style-name="N11">
      <style:table-cell-properties fo:background-color="#b4c7dc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4">
      <style:table-cell-properties fo:background-color="#b4c7dc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04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4" style:family="table-cell" style:parent-style-name="Default">
      <style:table-cell-properties fo:background-color="#b4c7dc"/>
    </style:style>
    <style:style style:name="ce35" style:family="table-cell" style:parent-style-name="Default" style:data-style-name="N11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6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fo:background-color="#b4c7dc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4">
      <style:table-cell-properties fo:background-color="#b4c7dc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19">
      <style:table-cell-properties fo:background-color="#b4c7dc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4">
      <style:table-cell-properties fo:background-color="transparent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42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104">
      <style:table-cell-properties fo:background-color="#bbe33d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11">
      <style:table-cell-properties fo:background-color="#ffff38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bbe33d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1">
      <style:table-cell-properties fo:background-color="#bbe33d"/>
      <style:text-properties fo:color="#000000"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">
      <style:table-cell-properties fo:background-color="transparent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104">
      <style:table-cell-properties fo:background-color="#bbe33d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2" style:family="table-cell" style:parent-style-name="Default" style:data-style-name="N104">
      <style:table-cell-properties fo:background-color="#ffff38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1">
      <style:table-cell-properties fo:background-color="#ffff38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4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4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6" style:family="table-cell" style:parent-style-name="Default" style:data-style-name="N11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7" style:family="table-cell" style:parent-style-name="Default" style:data-style-name="N11">
      <style:table-cell-properties fo:background-color="#ffaa95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11">
      <style:table-cell-properties fo:background-color="#5eb91e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B Ano Anterior</text:p>
          </table:table-cell>
          <table:table-cell table:style-name="ce18" table:formula="of:=[.B8]+[.B10]+[.B11]" office:value-type="currency" office:currency="BRL" office:value="59927999.9999999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ão Anual</text:p>
          </table:table-cell>
          <table:table-cell table:style-name="ce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4727999.9999999" calcext:value-type="currency">
            <text:p>R$ 54.7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Consumo</text:p>
          </table:table-cell>
          <table:table-cell table:style-name="ce7" table:formula="of:=([.B10]*[.$B$37])-[.B10]+([.B11]*[.$B$37])-[.B11]" office:value-type="currency" office:currency="BRL" office:value="39497999.9999999" calcext:value-type="currency">
            <text:p>R$ 39.49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IB Investimento (realizado)</text:p>
          </table:table-cell>
          <table:table-cell table:style-name="ce8" table:formula="of:=[.B9]*(1-[.B22])" office:value-type="currency" office:currency="BRL" office:value="16830000" calcext:value-type="currency">
            <text:p>R$ 16.83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tos</text:p>
          </table:table-cell>
          <table:table-cell table:style-name="ce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7" table:formula="of:=[.B9]-[.B10]" office:value-type="currency" office:currency="BRL" office:value="1170000" calcext:value-type="currency">
            <text:p>R$ 1.17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105300" calcext:value-type="currency">
            <text:p>R$ 105.3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324700" calcext:value-type="currency">
            <text:p>R$ 324.700,0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axa de Juros Base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EFMK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 table:style-name="ce1"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65" calcext:value-type="percentage">
            <text:p>6,5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Total</text:p>
          </table:table-cell>
          <table:table-cell table:style-name="ce6" table:formula="of:=[.B25]+[.B26]" office:value-type="percentage" office:value="0.04" calcext:value-type="percentage">
            <text:p>4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Custo</text:p>
          </table:table-cell>
          <table:table-cell table:style-name="ce6" office:value-type="percentage" office:value="0.015" calcext:value-type="percentage">
            <text:p>1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Demanda</text:p>
          </table:table-cell>
          <table:table-cell table:style-name="ce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mprego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mpresários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multiplicador)</text:p>
          </table:table-cell>
          <table:table-cell table:style-name="ce1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mposto (%)</text:p>
          </table:table-cell>
          <table:table-cell table:style-name="ce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1" table:default-cell-style-name="ce1"/>
        <table:table-column table:style-name="co2" table:default-cell-style-name="ce31"/>
        <table:table-column table:style-name="co5" table:number-columns-repeated="12" table:default-cell-style-name="ce2"/>
        <table:table-column table:style-name="co6" table:default-cell-style-name="ce32"/>
        <table:table-column table:style-name="co7" table:default-cell-style-name="ce46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Timeline (T)</text:p>
          </table:table-cell>
          <table:table-cell table:style-name="ce2"/>
          <table:table-cell table:number-columns-repeated="12"/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 table:number-columns-repeated="2"/>
          <table:table-cell table:number-columns-repeated="12"/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</text:p>
          </table:table-cell>
          <table:table-cell table:style-name="ce30" table:formula="of:=[.B8]+[.B10]+[.B11]" office:value-type="currency" office:currency="BRL" office:value="59224000" calcext:value-type="currency">
            <text:p>R$ 59.224.000,00</text:p>
          </table:table-cell>
          <table:table-cell table:style-name="ce41" table:formula="of:=[.C8]+[.C10]+[.C11]" office:value-type="currency" office:currency="BRL" office:value="4935333.33333333" calcext:value-type="currency">
            <text:p>R$ 4.935.333,33</text:p>
          </table:table-cell>
          <table:table-cell table:style-name="ce41" table:formula="of:=[.D8]+[.D10]+[.D11]" office:value-type="currency" office:currency="BRL" office:value="4991416.66666667" calcext:value-type="currency">
            <text:p>R$ 4.991.416,67</text:p>
          </table:table-cell>
          <table:table-cell table:style-name="ce41" table:formula="of:=[.E8]+[.E10]+[.E11]" office:value-type="currency" office:currency="BRL" office:value="4991416.66666667" calcext:value-type="currency">
            <text:p>R$ 4.991.416,67</text:p>
          </table:table-cell>
          <table:table-cell table:style-name="ce41" table:formula="of:=[.F8]+[.F10]+[.F11]" office:value-type="currency" office:currency="BRL" office:value="4995421.66666667" calcext:value-type="currency">
            <text:p>R$ 4.995.421,67</text:p>
          </table:table-cell>
          <table:table-cell table:style-name="ce41" table:formula="of:=[.G8]+[.G10]+[.G11]" office:value-type="currency" office:currency="BRL" office:value="4995421.66666667" calcext:value-type="currency">
            <text:p>R$ 4.995.421,67</text:p>
          </table:table-cell>
          <table:table-cell table:style-name="ce41" table:formula="of:=[.H8]+[.H10]+[.H11]" office:value-type="currency" office:currency="BRL" office:value="5217921.66666667" calcext:value-type="currency">
            <text:p>R$ 5.217.921,67</text:p>
          </table:table-cell>
          <table:table-cell table:style-name="ce41" table:formula="of:=[.I8]+[.I10]+[.I11]" office:value-type="currency" office:currency="BRL" office:value="5217921.66666667" calcext:value-type="currency">
            <text:p>R$ 5.217.921,67</text:p>
          </table:table-cell>
          <table:table-cell table:style-name="ce41" table:formula="of:=[.J8]+[.J10]+[.J11]" office:value-type="currency" office:currency="BRL" office:value="5277255" calcext:value-type="currency">
            <text:p>R$ 5.277.255,00</text:p>
          </table:table-cell>
          <table:table-cell table:style-name="ce41" table:formula="of:=[.K8]+[.K10]+[.K11]" office:value-type="currency" office:currency="BRL" office:value="5277255" calcext:value-type="currency">
            <text:p>R$ 5.277.255,00</text:p>
          </table:table-cell>
          <table:table-cell table:style-name="ce41" table:formula="of:=[.L8]+[.L10]+[.L11]" office:value-type="currency" office:currency="BRL" office:value="5376143.88888889" calcext:value-type="currency">
            <text:p>R$ 5.376.143,89</text:p>
          </table:table-cell>
          <table:table-cell table:style-name="ce41" table:formula="of:=[.M8]+[.M10]+[.M11]" office:value-type="currency" office:currency="BRL" office:value="5376143.88888889" calcext:value-type="currency">
            <text:p>R$ 5.376.143,89</text:p>
          </table:table-cell>
          <table:table-cell table:style-name="ce41" table:formula="of:=[.N8]+[.N10]+[.N11]" office:value-type="currency" office:currency="BRL" office:value="5376143.88888889" calcext:value-type="currency">
            <text:p>R$ 5.376.143,89</text:p>
          </table:table-cell>
          <table:table-cell table:formula="of:=SUM([.C4:.N4])" office:value-type="currency" office:currency="BRL" office:value="62027795" calcext:value-type="currency">
            <text:p>R$ 62.027.795,00</text:p>
          </table:table-cell>
          <table:table-cell table:formula="of:=[.O4]/[.B4]-1" office:value-type="percentage" office:value="0.0473422092394973" calcext:value-type="percentage">
            <text:p>4,7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evisão Anual</text:p>
          </table:table-cell>
          <table:table-cell office:value-type="percentage" office:value="0.03" calcext:value-type="percentage">
            <text:p>3,00%</text:p>
          </table:table-cell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table:number-columns-repeated="15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YD (Renda Disponível)</text:p>
          </table:table-cell>
          <table:table-cell table:style-name="ce32" table:formula="of:=[.B4]-[.B13]+[.B12]" office:value-type="currency" office:currency="BRL" office:value="54492000" calcext:value-type="currency">
            <text:p>R$ 54.492.000,00</text:p>
          </table:table-cell>
          <table:table-cell table:style-name="ce42" table:formula="of:=[.C4]-[.C13]+[.C12]" office:value-type="currency" office:currency="BRL" office:value="4541000" calcext:value-type="currency">
            <text:p>R$ 4.541.000,00</text:p>
          </table:table-cell>
          <table:table-cell table:style-name="ce44" table:formula="of:=[.D4]-[.D13]+[.D12]" office:value-type="currency" office:currency="BRL" office:value="4643833.33333333" calcext:value-type="currency">
            <text:p>R$ 4.643.833,33</text:p>
          </table:table-cell>
          <table:table-cell table:style-name="ce42" table:formula="of:=[.E4]-[.E13]+[.E12]" office:value-type="currency" office:currency="BRL" office:value="4643833.33333333" calcext:value-type="currency">
            <text:p>R$ 4.643.833,33</text:p>
          </table:table-cell>
          <table:table-cell table:style-name="ce44" table:formula="of:=[.F4]-[.F13]+[.F12]" office:value-type="currency" office:currency="BRL" office:value="4667343.33333333" calcext:value-type="currency">
            <text:p>R$ 4.667.343,33</text:p>
          </table:table-cell>
          <table:table-cell table:style-name="ce42" table:formula="of:=[.G4]-[.G13]+[.G12]" office:value-type="currency" office:currency="BRL" office:value="4667343.33333333" calcext:value-type="currency">
            <text:p>R$ 4.667.343,33</text:p>
          </table:table-cell>
          <table:table-cell table:style-name="ce44" table:formula="of:=[.H4]-[.H13]+[.H12]" office:value-type="currency" office:currency="BRL" office:value="4862343.33333333" calcext:value-type="currency">
            <text:p>R$ 4.862.343,33</text:p>
          </table:table-cell>
          <table:table-cell table:style-name="ce42" table:formula="of:=[.I4]-[.I13]+[.I12]" office:value-type="currency" office:currency="BRL" office:value="4862343.33333333" calcext:value-type="currency">
            <text:p>R$ 4.862.343,33</text:p>
          </table:table-cell>
          <table:table-cell table:style-name="ce44" table:formula="of:=[.J4]-[.J13]+[.J12]" office:value-type="currency" office:currency="BRL" office:value="4921676.66666667" calcext:value-type="currency">
            <text:p>R$ 4.921.676,67</text:p>
          </table:table-cell>
          <table:table-cell table:style-name="ce42" table:formula="of:=[.K4]-[.K13]+[.K12]" office:value-type="currency" office:currency="BRL" office:value="4921676.66666667" calcext:value-type="currency">
            <text:p>R$ 4.921.676,67</text:p>
          </table:table-cell>
          <table:table-cell table:style-name="ce44" table:formula="of:=[.L4]-[.L13]+[.L12]" office:value-type="currency" office:currency="BRL" office:value="5020565.55555555" calcext:value-type="currency">
            <text:p>R$ 5.020.565,56</text:p>
          </table:table-cell>
          <table:table-cell table:style-name="ce42" table:formula="of:=[.M4]-[.M13]+[.M12]" office:value-type="currency" office:currency="BRL" office:value="5020565.55555555" calcext:value-type="currency">
            <text:p>R$ 5.020.565,56</text:p>
          </table:table-cell>
          <table:table-cell table:style-name="ce42" table:formula="of:=[.N4]-[.N13]+[.N12]" office:value-type="currency" office:currency="BRL" office:value="5020565.55555555" calcext:value-type="currency">
            <text:p>R$ 5.020.565,56</text:p>
          </table:table-cell>
          <table:table-cell table:formula="of:=[.O4]-[.O13]+[.O12]" office:value-type="currency" office:currency="BRL" office:value="57793090" calcext:value-type="currency">
            <text:p>R$ 57.793.090,00</text:p>
          </table:table-cell>
          <table:table-cell table:formula="of:=[.O7]/[.B7]-1" office:value-type="percentage" office:value="0.0605793510974086" calcext:value-type="percentage">
            <text:p>6,0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B Consumo</text:p>
          </table:table-cell>
          <table:table-cell table:style-name="ce32" table:formula="of:=([.B10]*[.B38])-[.B10]+([.B11]*[.B38])-[.B11]" office:value-type="currency" office:currency="BRL" office:value="39034000" calcext:value-type="currency">
            <text:p>R$ 39.034.000,00</text:p>
          </table:table-cell>
          <table:table-cell table:style-name="ce7" table:formula="of:=([.C10]*[.C38])-[.C10]+([.C11]*[.C38])-[.C11]" office:value-type="currency" office:currency="BRL" office:value="3252833.33333333" calcext:value-type="currency">
            <text:p>R$ 3.252.833,33</text:p>
          </table:table-cell>
          <table:table-cell table:style-name="ce44" table:formula="of:=([.D10]*[.D38])-[.D10]+([.D11]*[.D38])-[.D11]" office:value-type="currency" office:currency="BRL" office:value="3308916.66666667" calcext:value-type="currency">
            <text:p>R$ 3.308.916,67</text:p>
          </table:table-cell>
          <table:table-cell table:style-name="ce42" table:formula="of:=([.E10]*[.E38])-[.E10]+([.E11]*[.E38])-[.E11]" office:value-type="currency" office:currency="BRL" office:value="3308916.66666667" calcext:value-type="currency">
            <text:p>R$ 3.308.916,67</text:p>
          </table:table-cell>
          <table:table-cell table:style-name="ce44" table:formula="of:=([.F10]*[.F38])-[.F10]+([.F11]*[.F38])-[.F11]" office:value-type="currency" office:currency="BRL" office:value="3311571.66666667" calcext:value-type="currency">
            <text:p>R$ 3.311.571,67</text:p>
          </table:table-cell>
          <table:table-cell table:style-name="ce42" table:formula="of:=([.G10]*[.G38])-[.G10]+([.G11]*[.G38])-[.G11]" office:value-type="currency" office:currency="BRL" office:value="3311571.66666667" calcext:value-type="currency">
            <text:p>R$ 3.311.571,67</text:p>
          </table:table-cell>
          <table:table-cell table:style-name="ce44" table:formula="of:=([.H10]*[.H38])-[.H10]+([.H11]*[.H38])-[.H11]" office:value-type="currency" office:currency="BRL" office:value="3459071.66666667" calcext:value-type="currency">
            <text:p>R$ 3.459.071,67</text:p>
          </table:table-cell>
          <table:table-cell table:style-name="ce42" table:formula="of:=([.I10]*[.I38])-[.I10]+([.I11]*[.I38])-[.I11]" office:value-type="currency" office:currency="BRL" office:value="3459071.66666667" calcext:value-type="currency">
            <text:p>R$ 3.459.071,67</text:p>
          </table:table-cell>
          <table:table-cell table:style-name="ce44" table:formula="of:=([.J10]*[.J38])-[.J10]+([.J11]*[.J38])-[.J11]" office:value-type="currency" office:currency="BRL" office:value="3498405" calcext:value-type="currency">
            <text:p>R$ 3.498.405,00</text:p>
          </table:table-cell>
          <table:table-cell table:style-name="ce42" table:formula="of:=([.K10]*[.K38])-[.K10]+([.K11]*[.K38])-[.K11]" office:value-type="currency" office:currency="BRL" office:value="3498405" calcext:value-type="currency">
            <text:p>R$ 3.498.405,00</text:p>
          </table:table-cell>
          <table:table-cell table:style-name="ce44" table:formula="of:=([.L10]*[.L38])-[.L10]+([.L11]*[.L38])-[.L11]" office:value-type="currency" office:currency="BRL" office:value="3563960.55555555" calcext:value-type="currency">
            <text:p>R$ 3.563.960,56</text:p>
          </table:table-cell>
          <table:table-cell table:style-name="ce42" table:formula="of:=([.M10]*[.M38])-[.M10]+([.M11]*[.M38])-[.M11]" office:value-type="currency" office:currency="BRL" office:value="3563960.55555555" calcext:value-type="currency">
            <text:p>R$ 3.563.960,56</text:p>
          </table:table-cell>
          <table:table-cell table:style-name="ce42" table:formula="of:=([.N10]*[.N38])-[.N10]+([.N11]*[.N38])-[.N11]" office:value-type="currency" office:currency="BRL" office:value="3563960.55555555" calcext:value-type="currency">
            <text:p>R$ 3.563.960,56</text:p>
          </table:table-cell>
          <table:table-cell table:formula="of:=SUM([.C8:.N8])" office:value-type="currency" office:currency="BRL" office:value="41100645" calcext:value-type="currency">
            <text:p>R$ 41.100.645,00</text:p>
          </table:table-cell>
          <table:table-cell table:formula="of:=[.O8]/[.B8]-1" office:value-type="percentage" office:value="0.052944740482656" calcext:value-type="percentage">
            <text:p>5,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B Investimento (potencial)</text:p>
          </table:table-cell>
          <table:table-cell table:style-name="ce32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formula="of:=SUM([.C9:.N9])" office:value-type="currency" office:currency="BRL" office:value="18000000" calcext:value-type="currency">
            <text:p>R$ 18.000.000,00</text:p>
          </table:table-cell>
          <table:table-cell table:formula="of:=[.O9]/[.B9]-1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B Investimento (realizado)</text:p>
          </table:table-cell>
          <table:table-cell table:style-name="ce33" table:formula="of:=[.B9]*(1-[.B23])" office:value-type="currency" office:currency="BRL" office:value="16830000" calcext:value-type="currency">
            <text:p>R$ 16.830.000,00</text:p>
          </table:table-cell>
          <table:table-cell table:style-name="ce8" table:formula="of:=[.C9]*(1-[.C23])" office:value-type="currency" office:currency="BRL" office:value="1402500" calcext:value-type="currency">
            <text:p>R$ 1.402.500,00</text:p>
          </table:table-cell>
          <table:table-cell table:style-name="ce8" table:formula="of:=[.D9]*(1-[.D23])" office:value-type="currency" office:currency="BRL" office:value="1402500" calcext:value-type="currency">
            <text:p>R$ 1.402.500,00</text:p>
          </table:table-cell>
          <table:table-cell table:style-name="ce8" table:formula="of:=[.E9]*(1-[.E23])" office:value-type="currency" office:currency="BRL" office:value="1402500" calcext:value-type="currency">
            <text:p>R$ 1.402.500,00</text:p>
          </table:table-cell>
          <table:table-cell table:style-name="ce51" table:formula="of:=[.F9]*(1-[.F23])" office:value-type="currency" office:currency="BRL" office:value="1403850" calcext:value-type="currency">
            <text:p>R$ 1.403.850,00</text:p>
          </table:table-cell>
          <table:table-cell table:style-name="ce55" table:formula="of:=[.G9]*(1-[.G23])" office:value-type="currency" office:currency="BRL" office:value="1403850" calcext:value-type="currency">
            <text:p>R$ 1.403.850,00</text:p>
          </table:table-cell>
          <table:table-cell table:style-name="ce51" table:formula="of:=[.H9]*(1-[.H23])" office:value-type="currency" office:currency="BRL" office:value="1478850" calcext:value-type="currency">
            <text:p>R$ 1.478.850,00</text:p>
          </table:table-cell>
          <table:table-cell table:style-name="ce55" table:formula="of:=[.I9]*(1-[.I23])" office:value-type="currency" office:currency="BRL" office:value="1478850" calcext:value-type="currency">
            <text:p>R$ 1.478.850,00</text:p>
          </table:table-cell>
          <table:table-cell table:style-name="ce55" table:formula="of:=[.J9]*(1-[.J23])" office:value-type="currency" office:currency="BRL" office:value="1478850" calcext:value-type="currency">
            <text:p>R$ 1.478.850,00</text:p>
          </table:table-cell>
          <table:table-cell table:style-name="ce55" table:formula="of:=[.K9]*(1-[.K23])" office:value-type="currency" office:currency="BRL" office:value="1478850" calcext:value-type="currency">
            <text:p>R$ 1.478.850,00</text:p>
          </table:table-cell>
          <table:table-cell table:style-name="ce55" table:formula="of:=[.L9]*(1-[.L23])" office:value-type="currency" office:currency="BRL" office:value="1478850" calcext:value-type="currency">
            <text:p>R$ 1.478.850,00</text:p>
          </table:table-cell>
          <table:table-cell table:style-name="ce55" table:formula="of:=[.M9]*(1-[.M23])" office:value-type="currency" office:currency="BRL" office:value="1478850" calcext:value-type="currency">
            <text:p>R$ 1.478.850,00</text:p>
          </table:table-cell>
          <table:table-cell table:style-name="ce55" table:formula="of:=[.N9]*(1-[.N23])" office:value-type="currency" office:currency="BRL" office:value="1478850" calcext:value-type="currency">
            <text:p>R$ 1.478.850,00</text:p>
          </table:table-cell>
          <table:table-cell table:formula="of:=SUM([.C10:.N10])" office:value-type="currency" office:currency="BRL" office:value="17367150" calcext:value-type="currency">
            <text:p>R$ 17.367.150,00</text:p>
          </table:table-cell>
          <table:table-cell table:formula="of:=[.O10]/[.B10]-1" office:value-type="percentage" office:value="0.0319162210338682" calcext:value-type="percentage">
            <text:p>3,1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stos Governamentais</text:p>
          </table:table-cell>
          <table:table-cell table:style-name="ce32" office:value-type="currency" office:currency="BRL" office:value="3360000" calcext:value-type="currency">
            <text:p>R$ 3.36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44" table:formula="of:=[.$B$11]/12+[.$J$41]/5" office:value-type="currency" office:currency="BRL" office:value="300000" calcext:value-type="currency">
            <text:p>R$ 300.000,00</text:p>
          </table:table-cell>
          <table:table-cell table:style-name="ce42" table:formula="of:=[.$B$11]/12+[.$J$41]/5" office:value-type="currency" office:currency="BRL" office:value="300000" calcext:value-type="currency">
            <text:p>R$ 300.000,00</text:p>
          </table:table-cell>
          <table:table-cell table:style-name="ce44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formula="of:=SUM([.C11:.N11])" office:value-type="currency" office:currency="BRL" office:value="3560000" calcext:value-type="currency">
            <text:p>R$ 3.560.000,00</text:p>
          </table:table-cell>
          <table:table-cell table:formula="of:=[.O11]/[.B11]-1" office:value-type="percentage" office:value="0.0595238095238098" calcext:value-type="percentage">
            <text:p>5,9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nsferências</text:p>
          </table:table-cell>
          <table:table-cell table:style-name="ce32" office:value-type="currency" office:currency="BRL" office:value="2000000" calcext:value-type="currency">
            <text:p>R$ 2.000.000,00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44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formula="of:=SUM([.C12:.N12])" office:value-type="currency" office:currency="BRL" office:value="2180000" calcext:value-type="currency">
            <text:p>R$ 2.180.000,00</text:p>
          </table:table-cell>
          <table:table-cell table:style-name="ce59" table:formula="of:=[.O12]/[.B12]-1" office:value-type="percentage" office:value="0.0900000000000003" calcext:value-type="percentage">
            <text:p>9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32" table:formula="of:=[.B10]*([.B35]-[.B38])" office:value-type="currency" office:currency="BRL" office:value="6732000" calcext:value-type="currency">
            <text:p>R$ 6.732.000,00</text:p>
          </table:table-cell>
          <table:table-cell table:style-name="ce7" table:formula="of:=[.C10]*([.C35]-[.C38])" office:value-type="currency" office:currency="BRL" office:value="561000" calcext:value-type="currency">
            <text:p>R$ 561.000,00</text:p>
          </table:table-cell>
          <table:table-cell table:style-name="ce7" table:formula="of:=[.D10]*([.D35]-[.D38])" office:value-type="currency" office:currency="BRL" office:value="514250" calcext:value-type="currency">
            <text:p>R$ 514.250,00</text:p>
          </table:table-cell>
          <table:table-cell table:style-name="ce7" table:formula="of:=[.E10]*([.E35]-[.E38])" office:value-type="currency" office:currency="BRL" office:value="514250" calcext:value-type="currency">
            <text:p>R$ 514.250,00</text:p>
          </table:table-cell>
          <table:table-cell table:style-name="ce44" table:formula="of:=[.F10]*([.F35]-[.F38])" office:value-type="currency" office:currency="BRL" office:value="514745" calcext:value-type="currency">
            <text:p>R$ 514.745,00</text:p>
          </table:table-cell>
          <table:table-cell table:style-name="ce42" table:formula="of:=[.G10]*([.G35]-[.G38])" office:value-type="currency" office:currency="BRL" office:value="514745" calcext:value-type="currency">
            <text:p>R$ 514.745,00</text:p>
          </table:table-cell>
          <table:table-cell table:style-name="ce44" table:formula="of:=[.H10]*([.H35]-[.H38])" office:value-type="currency" office:currency="BRL" office:value="542245" calcext:value-type="currency">
            <text:p>R$ 542.245,00</text:p>
          </table:table-cell>
          <table:table-cell table:style-name="ce42" table:formula="of:=[.I10]*([.I35]-[.I38])" office:value-type="currency" office:currency="BRL" office:value="542245" calcext:value-type="currency">
            <text:p>R$ 542.245,00</text:p>
          </table:table-cell>
          <table:table-cell table:style-name="ce42" table:formula="of:=[.J10]*([.J35]-[.J38])" office:value-type="currency" office:currency="BRL" office:value="542245" calcext:value-type="currency">
            <text:p>R$ 542.245,00</text:p>
          </table:table-cell>
          <table:table-cell table:style-name="ce42" table:formula="of:=[.K10]*([.K35]-[.K38])" office:value-type="currency" office:currency="BRL" office:value="542245" calcext:value-type="currency">
            <text:p>R$ 542.245,00</text:p>
          </table:table-cell>
          <table:table-cell table:style-name="ce42" table:formula="of:=[.L10]*([.L35]-[.L38])" office:value-type="currency" office:currency="BRL" office:value="542245" calcext:value-type="currency">
            <text:p>R$ 542.245,00</text:p>
          </table:table-cell>
          <table:table-cell table:style-name="ce42" table:formula="of:=[.M10]*([.M35]-[.M38])" office:value-type="currency" office:currency="BRL" office:value="542245" calcext:value-type="currency">
            <text:p>R$ 542.245,00</text:p>
          </table:table-cell>
          <table:table-cell table:style-name="ce42" table:formula="of:=[.N10]*([.N35]-[.N38])" office:value-type="currency" office:currency="BRL" office:value="542245" calcext:value-type="currency">
            <text:p>R$ 542.245,00</text:p>
          </table:table-cell>
          <table:table-cell table:formula="of:=SUM([.C13:.N13])" office:value-type="currency" office:currency="BRL" office:value="6414705" calcext:value-type="currency">
            <text:p>R$ 6.414.705,00</text:p>
          </table:table-cell>
          <table:table-cell table:style-name="ce45" table:formula="of:=[.O13]/[.B13]-1" office:value-type="percentage" office:value="-0.0471323529411762" calcext:value-type="percentage">
            <text:p>-4,7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 (défitic e superávit)</text:p>
          </table:table-cell>
          <table:table-cell table:style-name="ce32" table:formula="of:=[.B13]-[.B11]-[.B12]" office:value-type="currency" office:currency="BRL" office:value="1372000" calcext:value-type="currency">
            <text:p>R$ 1.372.000,00</text:p>
          </table:table-cell>
          <table:table-cell table:style-name="ce7" table:formula="of:=[.C13]-[.C11]-[.C12]" office:value-type="currency" office:currency="BRL" office:value="114333.333333333" calcext:value-type="currency">
            <text:p>R$ 114.333,33</text:p>
          </table:table-cell>
          <table:table-cell table:style-name="ce7" table:formula="of:=[.D13]-[.D11]-[.D12]" office:value-type="currency" office:currency="BRL" office:value="67583.3333333334" calcext:value-type="currency">
            <text:p>R$ 67.583,33</text:p>
          </table:table-cell>
          <table:table-cell table:style-name="ce7" table:formula="of:=[.E13]-[.E11]-[.E12]" office:value-type="currency" office:currency="BRL" office:value="67583.3333333334" calcext:value-type="currency">
            <text:p>R$ 67.583,33</text:p>
          </table:table-cell>
          <table:table-cell table:style-name="ce52" table:formula="of:=[.F13]-[.F11]-[.F12]" office:value-type="currency" office:currency="BRL" office:value="48078.3333333334" calcext:value-type="currency">
            <text:p>R$ 48.078,33</text:p>
          </table:table-cell>
          <table:table-cell table:style-name="ce42" table:formula="of:=[.G13]-[.G11]-[.G12]" office:value-type="currency" office:currency="BRL" office:value="48078.3333333334" calcext:value-type="currency">
            <text:p>R$ 48.078,33</text:p>
          </table:table-cell>
          <table:table-cell table:style-name="ce44" table:formula="of:=[.H13]-[.H11]-[.H12]" office:value-type="currency" office:currency="BRL" office:value="75578.3333333334" calcext:value-type="currency">
            <text:p>R$ 75.578,33</text:p>
          </table:table-cell>
          <table:table-cell table:style-name="ce42" table:formula="of:=[.I13]-[.I11]-[.I12]" office:value-type="currency" office:currency="BRL" office:value="75578.3333333334" calcext:value-type="currency">
            <text:p>R$ 75.578,33</text:p>
          </table:table-cell>
          <table:table-cell table:style-name="ce42" table:formula="of:=[.J13]-[.J11]-[.J12]" office:value-type="currency" office:currency="BRL" office:value="55578.3333333334" calcext:value-type="currency">
            <text:p>R$ 55.578,33</text:p>
          </table:table-cell>
          <table:table-cell table:style-name="ce42" table:formula="of:=[.K13]-[.K11]-[.K12]" office:value-type="currency" office:currency="BRL" office:value="55578.3333333334" calcext:value-type="currency">
            <text:p>R$ 55.578,33</text:p>
          </table:table-cell>
          <table:table-cell table:style-name="ce42" table:formula="of:=[.L13]-[.L11]-[.L12]" office:value-type="currency" office:currency="BRL" office:value="22245" calcext:value-type="currency">
            <text:p>R$ 22.245,00</text:p>
          </table:table-cell>
          <table:table-cell table:style-name="ce42" table:formula="of:=[.M13]-[.M11]-[.M12]" office:value-type="currency" office:currency="BRL" office:value="22245" calcext:value-type="currency">
            <text:p>R$ 22.245,00</text:p>
          </table:table-cell>
          <table:table-cell table:style-name="ce42" table:formula="of:=[.N13]-[.N11]-[.N12]" office:value-type="currency" office:currency="BRL" office:value="22245" calcext:value-type="currency">
            <text:p>R$ 22.245,00</text:p>
          </table:table-cell>
          <table:table-cell table:formula="of:=SUM([.C14:.N14])" office:value-type="currency" office:currency="BRL" office:value="674705" calcext:value-type="currency">
            <text:p>R$ 674.705,00</text:p>
          </table:table-cell>
          <table:table-cell table:style-name="ce57" table:formula="of:=[.O14]/[.B14]-1" office:value-type="percentage" office:value="-0.508232507288629" calcext:value-type="percentage">
            <text:p>-50,82%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34"/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ítulos</text:p>
          </table:table-cell>
          <table:table-cell table:style-name="ce32" table:formula="of:=[.B9]-[.B10]" office:value-type="currency" office:currency="BRL" office:value="1170000" calcext:value-type="currency">
            <text:p>R$ 1.170.000,00</text:p>
          </table:table-cell>
          <table:table-cell table:style-name="ce7" table:formula="of:=[.C9]-[.C10]" office:value-type="currency" office:currency="BRL" office:value="97500" calcext:value-type="currency">
            <text:p>R$ 97.500,00</text:p>
          </table:table-cell>
          <table:table-cell table:style-name="ce7" table:formula="of:=[.D9]-[.D10]" office:value-type="currency" office:currency="BRL" office:value="97500" calcext:value-type="currency">
            <text:p>R$ 97.500,00</text:p>
          </table:table-cell>
          <table:table-cell table:style-name="ce7" table:formula="of:=[.E9]-[.E10]" office:value-type="currency" office:currency="BRL" office:value="97500" calcext:value-type="currency">
            <text:p>R$ 97.500,00</text:p>
          </table:table-cell>
          <table:table-cell table:style-name="ce52" table:formula="of:=[.F9]-[.F10]" office:value-type="currency" office:currency="BRL" office:value="96150" calcext:value-type="currency">
            <text:p>R$ 96.150,00</text:p>
          </table:table-cell>
          <table:table-cell table:style-name="ce42" table:formula="of:=[.G9]-[.G10]" office:value-type="currency" office:currency="BRL" office:value="96150" calcext:value-type="currency">
            <text:p>R$ 96.150,00</text:p>
          </table:table-cell>
          <table:table-cell table:style-name="ce44" table:formula="of:=[.H9]-[.H10]" office:value-type="currency" office:currency="BRL" office:value="21150" calcext:value-type="currency">
            <text:p>R$ 21.150,00</text:p>
          </table:table-cell>
          <table:table-cell table:style-name="ce42" table:formula="of:=[.I9]-[.I10]" office:value-type="currency" office:currency="BRL" office:value="21150" calcext:value-type="currency">
            <text:p>R$ 21.150,00</text:p>
          </table:table-cell>
          <table:table-cell table:style-name="ce42" table:formula="of:=[.J9]-[.J10]" office:value-type="currency" office:currency="BRL" office:value="21150" calcext:value-type="currency">
            <text:p>R$ 21.150,00</text:p>
          </table:table-cell>
          <table:table-cell table:style-name="ce42" table:formula="of:=[.K9]-[.K10]" office:value-type="currency" office:currency="BRL" office:value="21150" calcext:value-type="currency">
            <text:p>R$ 21.150,00</text:p>
          </table:table-cell>
          <table:table-cell table:style-name="ce42" table:formula="of:=[.L9]-[.L10]" office:value-type="currency" office:currency="BRL" office:value="21150" calcext:value-type="currency">
            <text:p>R$ 21.150,00</text:p>
          </table:table-cell>
          <table:table-cell table:style-name="ce42" table:formula="of:=[.M9]-[.M10]" office:value-type="currency" office:currency="BRL" office:value="21150" calcext:value-type="currency">
            <text:p>R$ 21.150,00</text:p>
          </table:table-cell>
          <table:table-cell table:style-name="ce42" table:formula="of:=[.N9]-[.N10]" office:value-type="currency" office:currency="BRL" office:value="21150" calcext:value-type="currency">
            <text:p>R$ 21.150,00</text:p>
          </table:table-cell>
          <table:table-cell table:formula="of:=SUM([.C16:.N16])" office:value-type="currency" office:currency="BRL" office:value="632850" calcext:value-type="currency">
            <text:p>R$ 632.850,00</text:p>
          </table:table-cell>
          <table:table-cell table:style-name="ce57" table:formula="of:=[.O16]/[.B16]-1" office:value-type="percentage" office:value="-0.459102564102564" calcext:value-type="percentage">
            <text:p>-45,9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uros Dívida Interna</text:p>
          </table:table-cell>
          <table:table-cell table:style-name="ce32" table:formula="of:=[.B16]*[.B21]" office:value-type="currency" office:currency="BRL" office:value="105300" calcext:value-type="currency">
            <text:p>R$ 105.300,00</text:p>
          </table:table-cell>
          <table:table-cell table:style-name="ce7" table:formula="of:=[.C16]*[.C21]" office:value-type="currency" office:currency="BRL" office:value="8775" calcext:value-type="currency">
            <text:p>R$ 8.775,00</text:p>
          </table:table-cell>
          <table:table-cell table:style-name="ce7" table:formula="of:=[.D16]*[.D21]" office:value-type="currency" office:currency="BRL" office:value="8775" calcext:value-type="currency">
            <text:p>R$ 8.775,00</text:p>
          </table:table-cell>
          <table:table-cell table:style-name="ce7" table:formula="of:=[.E16]*[.E21]" office:value-type="currency" office:currency="BRL" office:value="8775" calcext:value-type="currency">
            <text:p>R$ 8.775,00</text:p>
          </table:table-cell>
          <table:table-cell table:style-name="ce52" table:formula="of:=[.F16]*[.F21]" office:value-type="currency" office:currency="BRL" office:value="8653.5" calcext:value-type="currency">
            <text:p>R$ 8.653,50</text:p>
          </table:table-cell>
          <table:table-cell table:style-name="ce42" table:formula="of:=[.G16]*[.G21]" office:value-type="currency" office:currency="BRL" office:value="8653.5" calcext:value-type="currency">
            <text:p>R$ 8.653,50</text:p>
          </table:table-cell>
          <table:table-cell table:style-name="ce52" table:formula="of:=[.H16]*[.H21]" office:value-type="currency" office:currency="BRL" office:value="1692" calcext:value-type="currency">
            <text:p>R$ 1.692,00</text:p>
          </table:table-cell>
          <table:table-cell table:style-name="ce42" table:formula="of:=[.I16]*[.I21]" office:value-type="currency" office:currency="BRL" office:value="1692" calcext:value-type="currency">
            <text:p>R$ 1.692,00</text:p>
          </table:table-cell>
          <table:table-cell table:style-name="ce42" table:formula="of:=[.J16]*[.J21]" office:value-type="currency" office:currency="BRL" office:value="1692" calcext:value-type="currency">
            <text:p>R$ 1.692,00</text:p>
          </table:table-cell>
          <table:table-cell table:style-name="ce42" table:formula="of:=[.K16]*[.K21]" office:value-type="currency" office:currency="BRL" office:value="1692" calcext:value-type="currency">
            <text:p>R$ 1.692,00</text:p>
          </table:table-cell>
          <table:table-cell table:style-name="ce42" table:formula="of:=[.L16]*[.L21]" office:value-type="currency" office:currency="BRL" office:value="1692" calcext:value-type="currency">
            <text:p>R$ 1.692,00</text:p>
          </table:table-cell>
          <table:table-cell table:style-name="ce42" table:formula="of:=[.M16]*[.M21]" office:value-type="currency" office:currency="BRL" office:value="1692" calcext:value-type="currency">
            <text:p>R$ 1.692,00</text:p>
          </table:table-cell>
          <table:table-cell table:style-name="ce42" table:formula="of:=[.N16]*[.N21]" office:value-type="currency" office:currency="BRL" office:value="1692" calcext:value-type="currency">
            <text:p>R$ 1.692,00</text:p>
          </table:table-cell>
          <table:table-cell table:formula="of:=SUM([.C17:.N17])" office:value-type="currency" office:currency="BRL" office:value="55476" calcext:value-type="currency">
            <text:p>R$ 55.476,00</text:p>
          </table:table-cell>
          <table:table-cell table:style-name="ce57" table:formula="of:=[.O17]/[.B17]-1" office:value-type="percentage" office:value="-0.473162393162393" calcext:value-type="percentage">
            <text:p>-47,3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ixa</text:p>
          </table:table-cell>
          <table:table-cell table:style-name="ce32" table:formula="of:=[.B14]-[.B16]-[.B17]" office:value-type="currency" office:currency="BRL" office:value="96699.9999999981" calcext:value-type="currency">
            <text:p>R$ 96.700,00</text:p>
          </table:table-cell>
          <table:table-cell table:style-name="ce42" table:formula="of:=[.B18]+[.C14]" office:value-type="currency" office:currency="BRL" office:value="211033.333333331" calcext:value-type="currency">
            <text:p>R$ 211.033,33</text:p>
          </table:table-cell>
          <table:table-cell table:style-name="ce44" table:formula="of:=[.C18]+[.D14]" office:value-type="currency" office:currency="BRL" office:value="278616.666666665" calcext:value-type="currency">
            <text:p>R$ 278.616,67</text:p>
          </table:table-cell>
          <table:table-cell table:style-name="ce44" table:formula="of:=[.D18]+[.E14]" office:value-type="currency" office:currency="BRL" office:value="346199.999999998" calcext:value-type="currency">
            <text:p>R$ 346.200,00</text:p>
          </table:table-cell>
          <table:table-cell table:style-name="ce44" table:formula="of:=[.E18]+[.F14]" office:value-type="currency" office:currency="BRL" office:value="394278.333333332" calcext:value-type="currency">
            <text:p>R$ 394.278,33</text:p>
          </table:table-cell>
          <table:table-cell table:style-name="ce44" table:formula="of:=[.F18]+[.G14]" office:value-type="currency" office:currency="BRL" office:value="442356.666666665" calcext:value-type="currency">
            <text:p>R$ 442.356,67</text:p>
          </table:table-cell>
          <table:table-cell table:style-name="ce44" table:formula="of:=[.G18]+[.H14]" office:value-type="currency" office:currency="BRL" office:value="517934.999999998" calcext:value-type="currency">
            <text:p>R$ 517.935,00</text:p>
          </table:table-cell>
          <table:table-cell table:style-name="ce44" table:formula="of:=[.H18]+[.I14]" office:value-type="currency" office:currency="BRL" office:value="593513.333333332" calcext:value-type="currency">
            <text:p>R$ 593.513,33</text:p>
          </table:table-cell>
          <table:table-cell table:style-name="ce44" table:formula="of:=[.I18]+[.J14]" office:value-type="currency" office:currency="BRL" office:value="649091.666666665" calcext:value-type="currency">
            <text:p>R$ 649.091,67</text:p>
          </table:table-cell>
          <table:table-cell table:style-name="ce44" table:formula="of:=[.J18]+[.K14]" office:value-type="currency" office:currency="BRL" office:value="704669.999999998" calcext:value-type="currency">
            <text:p>R$ 704.670,00</text:p>
          </table:table-cell>
          <table:table-cell table:style-name="ce44" table:formula="of:=[.K18]+[.L14]" office:value-type="currency" office:currency="BRL" office:value="726914.999999998" calcext:value-type="currency">
            <text:p>R$ 726.915,00</text:p>
          </table:table-cell>
          <table:table-cell table:style-name="ce44" table:formula="of:=[.L18]+[.M14]" office:value-type="currency" office:currency="BRL" office:value="749159.999999998" calcext:value-type="currency">
            <text:p>R$ 749.160,00</text:p>
          </table:table-cell>
          <table:table-cell table:style-name="ce44" table:formula="of:=[.M18]+[.N14]" office:value-type="currency" office:currency="BRL" office:value="771404.999999998" calcext:value-type="currency">
            <text:p>R$ 771.405,00</text:p>
          </table:table-cell>
          <table:table-cell table:formula="of:=[.N18]-[.N19]" office:value-type="currency" office:currency="BRL" office:value="83078.9999999984" calcext:value-type="currency">
            <text:p>R$ 83.079,00</text:p>
          </table:table-cell>
          <table:table-cell table:style-name="ce57" table:formula="of:=[.O18]/[.B18]-1" office:value-type="percentage" office:value="-0.140858324715616" calcext:value-type="percentage">
            <text:p>-14,0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ívida Total</text:p>
          </table:table-cell>
          <table:table-cell table:style-name="ce32" table:formula="of:=[.B9]-[.B10]+[.B17]" office:value-type="currency" office:currency="BRL" office:value="1275300" calcext:value-type="currency">
            <text:p>R$ 1.275.300,00</text:p>
          </table:table-cell>
          <table:table-cell table:style-name="ce42" table:formula="of:=[.C16]+[.C17]" office:value-type="currency" office:currency="BRL" office:value="106275" calcext:value-type="currency">
            <text:p>R$ 106.275,00</text:p>
          </table:table-cell>
          <table:table-cell table:style-name="ce44" table:formula="of:=[.C19]+[.D16]+[.D17]" office:value-type="currency" office:currency="BRL" office:value="212550" calcext:value-type="currency">
            <text:p>R$ 212.550,00</text:p>
          </table:table-cell>
          <table:table-cell table:style-name="ce44" table:formula="of:=[.D19]+[.E16]+[.E17]" office:value-type="currency" office:currency="BRL" office:value="318825" calcext:value-type="currency">
            <text:p>R$ 318.825,00</text:p>
          </table:table-cell>
          <table:table-cell table:style-name="ce44" table:formula="of:=[.E19]+[.F16]+[.F17]" office:value-type="currency" office:currency="BRL" office:value="423628.5" calcext:value-type="currency">
            <text:p>R$ 423.628,50</text:p>
          </table:table-cell>
          <table:table-cell table:style-name="ce44" table:formula="of:=[.F19]+[.G16]+[.G17]" office:value-type="currency" office:currency="BRL" office:value="528432" calcext:value-type="currency">
            <text:p>R$ 528.432,00</text:p>
          </table:table-cell>
          <table:table-cell table:style-name="ce44" table:formula="of:=[.G19]+[.H16]+[.H17]" office:value-type="currency" office:currency="BRL" office:value="551274" calcext:value-type="currency">
            <text:p>R$ 551.274,00</text:p>
          </table:table-cell>
          <table:table-cell table:style-name="ce44" table:formula="of:=[.H19]+[.I16]+[.I17]" office:value-type="currency" office:currency="BRL" office:value="574116" calcext:value-type="currency">
            <text:p>R$ 574.116,00</text:p>
          </table:table-cell>
          <table:table-cell table:style-name="ce44" table:formula="of:=[.I19]+[.J16]+[.J17]" office:value-type="currency" office:currency="BRL" office:value="596958" calcext:value-type="currency">
            <text:p>R$ 596.958,00</text:p>
          </table:table-cell>
          <table:table-cell table:style-name="ce44" table:formula="of:=[.J19]+[.K16]+[.K17]" office:value-type="currency" office:currency="BRL" office:value="619800" calcext:value-type="currency">
            <text:p>R$ 619.800,00</text:p>
          </table:table-cell>
          <table:table-cell table:style-name="ce44" table:formula="of:=[.K19]+[.L16]+[.L17]" office:value-type="currency" office:currency="BRL" office:value="642642" calcext:value-type="currency">
            <text:p>R$ 642.642,00</text:p>
          </table:table-cell>
          <table:table-cell table:style-name="ce44" table:formula="of:=[.L19]+[.M16]+[.M17]" office:value-type="currency" office:currency="BRL" office:value="665484" calcext:value-type="currency">
            <text:p>R$ 665.484,00</text:p>
          </table:table-cell>
          <table:table-cell table:style-name="ce44" table:formula="of:=[.M19]+[.N16]+[.N17]" office:value-type="currency" office:currency="BRL" office:value="688326" calcext:value-type="currency">
            <text:p>R$ 688.326,00</text:p>
          </table:table-cell>
          <table:table-cell table:formula="of:=[.N19]" office:value-type="currency" office:currency="BRL" office:value="688326" calcext:value-type="currency">
            <text:p>R$ 688.326,00</text:p>
          </table:table-cell>
          <table:table-cell table:style-name="ce57" table:formula="of:=[.O19]/[.B19]-1" office:value-type="percentage" office:value="-0.460263467419431" calcext:value-type="percentage">
            <text:p>-46,03%</text:p>
          </table:table-cell>
          <table:table-cell table:number-columns-repeated="1008"/>
        </table:table-row>
        <table:table-row table:style-name="ro1">
          <table:table-cell/>
          <table:table-cell table:style-name="ce32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axa de Juros Base</text:p>
          </table:table-cell>
          <table:table-cell office:value-type="percentage" office:value="0.09" calcext:value-type="percentage">
            <text:p>9,00%</text:p>
          </table:table-cell>
          <table:table-cell table:number-columns-repeated="2" table:style-name="ce6" office:value-type="percentage" office:value="0.09" calcext:value-type="percentage">
            <text:p>9,00%</text:p>
          </table:table-cell>
          <table:table-cell table:style-name="ce6" table:formula="of:=[.D21]" office:value-type="percentage" office:value="0.09" calcext:value-type="percentage">
            <text:p>9,00%</text:p>
          </table:table-cell>
          <table:table-cell table:style-name="ce6" table:formula="of:=[.E21]" office:value-type="percentage" office:value="0.09" calcext:value-type="percentage">
            <text:p>9,00%</text:p>
          </table:table-cell>
          <table:table-cell table:style-name="ce6" table:formula="of:=[.F21]" office:value-type="percentage" office:value="0.09" calcext:value-type="percentage">
            <text:p>9,00%</text:p>
          </table:table-cell>
          <table:table-cell table:style-name="ce6" table:formula="of:=[.G21]-[.$H$41]" office:value-type="percentage" office:value="0.08" calcext:value-type="percentage">
            <text:p>8,00%</text:p>
          </table:table-cell>
          <table:table-cell table:style-name="ce6" table:formula="of:=[.H21]" office:value-type="percentage" office:value="0.08" calcext:value-type="percentage">
            <text:p>8,00%</text:p>
          </table:table-cell>
          <table:table-cell table:style-name="ce6" table:formula="of:=[.I21]" office:value-type="percentage" office:value="0.08" calcext:value-type="percentage">
            <text:p>8,00%</text:p>
          </table:table-cell>
          <table:table-cell table:style-name="ce6" table:formula="of:=[.J21]" office:value-type="percentage" office:value="0.08" calcext:value-type="percentage">
            <text:p>8,00%</text:p>
          </table:table-cell>
          <table:table-cell table:style-name="ce6" table:formula="of:=[.K21]" office:value-type="percentage" office:value="0.08" calcext:value-type="percentage">
            <text:p>8,00%</text:p>
          </table:table-cell>
          <table:table-cell table:style-name="ce6" table:formula="of:=[.L21]" office:value-type="percentage" office:value="0.08" calcext:value-type="percentage">
            <text:p>8,00%</text:p>
          </table:table-cell>
          <table:table-cell table:style-name="ce6" table:formula="of:=[.M21]" office:value-type="percentage" office:value="0.08" calcext:value-type="percentage">
            <text:p>8,00%</text:p>
          </table:table-cell>
          <table:table-cell table:style-name="ce31" table:formula="of:=[.N21]" office:value-type="percentage" office:value="0.08" calcext:value-type="percentage">
            <text:p>8,00%</text:p>
          </table:table-cell>
          <table:table-cell table:style-name="ce57" table:formula="of:=[.O21]-[.B21]" office:value-type="percentage" office:value="-0.01" calcext:value-type="percentage">
            <text:p>-1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FMK</text:p>
          </table:table-cell>
          <table:table-cell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46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31" table:formula="of:=[.N22]" office:value-type="percentage" office:value="0.07718" calcext:value-type="percentage">
            <text:p>7,72%</text:p>
          </table:table-cell>
          <table:table-cell table:formula="of:=[.O22]-[.B22]" office:value-type="percentage" office:value="0.00018" calcext:value-type="percentage">
            <text:p>0,0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% de Invest. em Títulos</text:p>
          </table:table-cell>
          <table:table-cell table:style-name="ce35" table:formula="of:=5*(IF([.B21]&gt;[.B22];[.B21]-[.B22];(-1)*([.B22]-[.B21])))" office:value-type="percentage" office:value="0.065" calcext:value-type="percentage">
            <text:p>6,50%</text:p>
          </table:table-cell>
          <table:table-cell table:style-name="ce9" table:formula="of:=5*(IF([.C21]&gt;[.C22];[.C21]-[.C22];(-1)*([.C22]-[.C21])))" office:value-type="percentage" office:value="0.065" calcext:value-type="percentage">
            <text:p>6,50%</text:p>
          </table:table-cell>
          <table:table-cell table:style-name="ce9" table:formula="of:=5*(IF([.D21]&gt;[.D22];[.D21]-[.D22];(-1)*([.D22]-[.D21])))" office:value-type="percentage" office:value="0.065" calcext:value-type="percentage">
            <text:p>6,50%</text:p>
          </table:table-cell>
          <table:table-cell table:style-name="ce9" table:formula="of:=5*(IF([.E21]&gt;[.E22];[.E21]-[.E22];(-1)*([.E22]-[.E21])))" office:value-type="percentage" office:value="0.065" calcext:value-type="percentage">
            <text:p>6,50%</text:p>
          </table:table-cell>
          <table:table-cell table:style-name="ce53" table:formula="of:=5*(IF([.F21]&gt;[.F22];[.F21]-[.F22];(-1)*([.F22]-[.F21])))" office:value-type="percentage" office:value="0.0641" calcext:value-type="percentage">
            <text:p>6,41%</text:p>
          </table:table-cell>
          <table:table-cell table:style-name="ce56" table:formula="of:=5*(IF([.G21]&gt;[.G22];[.G21]-[.G22];(-1)*([.G22]-[.G21])))" office:value-type="percentage" office:value="0.0641" calcext:value-type="percentage">
            <text:p>6,41%</text:p>
          </table:table-cell>
          <table:table-cell table:style-name="ce56" table:formula="of:=5*(IF([.H21]&gt;[.H22];[.H21]-[.H22];(-1)*([.H22]-[.H21])))" office:value-type="percentage" office:value="0.0141" calcext:value-type="percentage">
            <text:p>1,41%</text:p>
          </table:table-cell>
          <table:table-cell table:style-name="ce56" table:formula="of:=5*(IF([.I21]&gt;[.I22];[.I21]-[.I22];(-1)*([.I22]-[.I21])))" office:value-type="percentage" office:value="0.0141" calcext:value-type="percentage">
            <text:p>1,41%</text:p>
          </table:table-cell>
          <table:table-cell table:style-name="ce56" table:formula="of:=5*(IF([.J21]&gt;[.J22];[.J21]-[.J22];(-1)*([.J22]-[.J21])))" office:value-type="percentage" office:value="0.0141" calcext:value-type="percentage">
            <text:p>1,41%</text:p>
          </table:table-cell>
          <table:table-cell table:style-name="ce56" table:formula="of:=5*(IF([.K21]&gt;[.K22];[.K21]-[.K22];(-1)*([.K22]-[.K21])))" office:value-type="percentage" office:value="0.0141" calcext:value-type="percentage">
            <text:p>1,41%</text:p>
          </table:table-cell>
          <table:table-cell table:style-name="ce56" table:formula="of:=5*(IF([.L21]&gt;[.L22];[.L21]-[.L22];(-1)*([.L22]-[.L21])))" office:value-type="percentage" office:value="0.0141" calcext:value-type="percentage">
            <text:p>1,41%</text:p>
          </table:table-cell>
          <table:table-cell table:style-name="ce56" table:formula="of:=5*(IF([.M21]&gt;[.M22];[.M21]-[.M22];(-1)*([.M22]-[.M21])))" office:value-type="percentage" office:value="0.0141" calcext:value-type="percentage">
            <text:p>1,41%</text:p>
          </table:table-cell>
          <table:table-cell table:style-name="ce56" table:formula="of:=5*(IF([.N21]&gt;[.N22];[.N21]-[.N22];(-1)*([.N22]-[.N21])))" office:value-type="percentage" office:value="0.0141" calcext:value-type="percentage">
            <text:p>1,41%</text:p>
          </table:table-cell>
          <table:table-cell table:style-name="ce31" table:formula="of:=[.N23]" office:value-type="percentage" office:value="0.0141" calcext:value-type="percentage">
            <text:p>1,41%</text:p>
          </table:table-cell>
          <table:table-cell table:style-name="ce57" table:formula="of:=[.O23]-[.B23]" office:value-type="percentage" office:value="-0.0509" calcext:value-type="percentage">
            <text:p>-5,09%</text:p>
          </table:table-cell>
          <table:table-cell table:number-columns-repeated="1008"/>
        </table:table-row>
        <table:table-row table:style-name="ro1">
          <table:table-cell/>
          <table:table-cell table:style-name="ce35"/>
          <table:table-cell table:number-columns-repeated="5"/>
          <table:table-cell table:style-name="ce6"/>
          <table:table-cell table:number-columns-repeated="6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Inflação Total</text:p>
          </table:table-cell>
          <table:table-cell table:formula="of:=[.B26]+[.B27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45" table:formula="of:=[.D26]+[.D27]" office:value-type="percentage" office:value="0.02" calcext:value-type="percentage">
            <text:p>2,00%</text:p>
          </table:table-cell>
          <table:table-cell table:style-name="ce50" table:formula="of:=[.E26]+[.E27]" office:value-type="percentage" office:value="0.03" calcext:value-type="percentage">
            <text:p>3,00%</text:p>
          </table:table-cell>
          <table:table-cell table:style-name="ce46" table:formula="of:=[.F26]+[.F27]" office:value-type="percentage" office:value="0.039038358799017" calcext:value-type="percentage">
            <text:p>3,90%</text:p>
          </table:table-cell>
          <table:table-cell table:style-name="ce50" table:formula="of:=[.G26]+[.G27]" office:value-type="percentage" office:value="0.03" calcext:value-type="percentage">
            <text:p>3,00%</text:p>
          </table:table-cell>
          <table:table-cell table:style-name="ce57" table:formula="of:=[.H26]+[.H27]" office:value-type="percentage" office:value="-0.0116279541535653" calcext:value-type="percentage">
            <text:p>-1,16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31" table:formula="of:=SUM([.C25:.N25])/12" office:value-type="percentage" office:value="0.0264508670537876" calcext:value-type="percentage">
            <text:p>2,65%</text:p>
          </table:table-cell>
          <table:table-cell table:style-name="ce45" table:formula="of:=[.O25]-[.B25]" office:value-type="percentage" office:value="-0.00354913294621235" calcext:value-type="percentage">
            <text:p>-0,3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flação de Custo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45" table:formula="of:=(([.C37]-[.D37])*(-1))+0.015" office:value-type="percentage" office:value="0.005" calcext:value-type="percentage">
            <text:p>0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6" table:formula="of:=(([.E37]-[.F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(([.G37]-[.H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31" table:formula="of:=SUM([.C26:.N26])/12" office:value-type="percentage" office:value="0.0141666666666667" calcext:value-type="percentage">
            <text:p>1,42%</text:p>
          </table:table-cell>
          <table:table-cell table:style-name="ce45" table:formula="of:=[.O26]/[.B26]-1" office:value-type="percentage" office:value="-0.0555555555555554" calcext:value-type="percentage">
            <text:p>-5,5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flação de Demanda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(((([.$B$10]-[.D10]*12)/[.D10])/12)-((([.$B$12]-([.D12]*12))/[.$B$12])/12))+0.015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46" table:formula="of:=(((([.$B$10]-[.F10]*12)/[.F10])/12)-((([.$B$12]-([.F12]*12))/[.$B$12])/12))+0.015" office:value-type="percentage" office:value="0.024038358799017" calcext:value-type="percentage">
            <text:p>2,4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7" table:formula="of:=(((([.$B$10]-[.H10]*12)/[.H10])/12)-((([.$B$12]-([.H12]*12))/[.$B$12])/12))+0.015" office:value-type="percentage" office:value="-0.0266279541535653" calcext:value-type="percentage">
            <text:p>-2,66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31" table:formula="of:=SUM([.C27:.N27])/12" office:value-type="percentage" office:value="0.012284200387121" calcext:value-type="percentage">
            <text:p>1,23%</text:p>
          </table:table-cell>
          <table:table-cell table:style-name="ce45" table:formula="of:=[.O27]-[.B27]" office:value-type="percentage" office:value="-0.00271579961287902" calcext:value-type="percentage">
            <text:p>-0,2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semprego</text:p>
          </table:table-cell>
          <table:table-cell office:value-type="percentage" office:value="0.07" calcext:value-type="percentage">
            <text:p>7,00%</text:p>
          </table:table-cell>
          <table:table-cell table:style-name="ce6" table:formula="of:=[.$B$28]*(([.$B$4]/12)/[.C4])" office:value-type="percentage" office:value="0.07" calcext:value-type="percentage">
            <text:p>7,00%</text:p>
          </table:table-cell>
          <table:table-cell table:style-name="ce45" table:formula="of:=[.$B$28]*(([.$B$4]/12)/[.D4])" office:value-type="percentage" office:value="0.0692134831460674" calcext:value-type="percentage">
            <text:p>6,92%</text:p>
          </table:table-cell>
          <table:table-cell table:style-name="ce6" table:formula="of:=[.$B$28]*(([.$B$4]/12)/[.E4])" office:value-type="percentage" office:value="0.0692134831460674" calcext:value-type="percentage">
            <text:p>6,92%</text:p>
          </table:table-cell>
          <table:table-cell table:style-name="ce6" table:formula="of:=[.$B$28]*(([.$B$4]/12)/[.F4])" office:value-type="percentage" office:value="0.0691579923349814" calcext:value-type="percentage">
            <text:p>6,92%</text:p>
          </table:table-cell>
          <table:table-cell table:style-name="ce6" table:formula="of:=[.$B$28]*(([.$B$4]/12)/[.G4])" office:value-type="percentage" office:value="0.0691579923349814" calcext:value-type="percentage">
            <text:p>6,92%</text:p>
          </table:table-cell>
          <table:table-cell table:style-name="ce45" table:formula="of:=[.$B$28]*(([.$B$4]/12)/[.H4])" office:value-type="percentage" office:value="0.0662089918942823" calcext:value-type="percentage">
            <text:p>6,62%</text:p>
          </table:table-cell>
          <table:table-cell table:style-name="ce6" table:formula="of:=[.$B$28]*(([.$B$4]/12)/[.I4])" office:value-type="percentage" office:value="0.0662089918942823" calcext:value-type="percentage">
            <text:p>6,62%</text:p>
          </table:table-cell>
          <table:table-cell table:style-name="ce45" table:formula="of:=[.$B$28]*(([.$B$4]/12)/[.J4])" office:value-type="percentage" office:value="0.0654645897030432" calcext:value-type="percentage">
            <text:p>6,55%</text:p>
          </table:table-cell>
          <table:table-cell table:style-name="ce6" table:formula="of:=[.$B$28]*(([.$B$4]/12)/[.K4])" office:value-type="percentage" office:value="0.0654645897030432" calcext:value-type="percentage">
            <text:p>6,55%</text:p>
          </table:table-cell>
          <table:table-cell table:style-name="ce45" table:formula="of:=[.$B$28]*(([.$B$4]/12)/[.L4])" office:value-type="percentage" office:value="0.0642604328443177" calcext:value-type="percentage">
            <text:p>6,43%</text:p>
          </table:table-cell>
          <table:table-cell table:style-name="ce6" table:formula="of:=[.$B$28]*(([.$B$4]/12)/[.M4])" office:value-type="percentage" office:value="0.0642604328443177" calcext:value-type="percentage">
            <text:p>6,43%</text:p>
          </table:table-cell>
          <table:table-cell table:style-name="ce6" table:formula="of:=[.$B$28]*(([.$B$4]/12)/[.N4])" office:value-type="percentage" office:value="0.0642604328443177" calcext:value-type="percentage">
            <text:p>6,43%</text:p>
          </table:table-cell>
          <table:table-cell table:style-name="ce31" table:formula="of:=[.N28]" office:value-type="percentage" office:value="0.0642604328443177" calcext:value-type="percentage">
            <text:p>6,43%</text:p>
          </table:table-cell>
          <table:table-cell table:style-name="ce45" table:formula="of:=[.O28]-[.B28]" office:value-type="percentage" office:value="-0.0057395671556823" calcext:value-type="percentage">
            <text:p>-0,57%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Empresários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6" table:formula="of:=[.C30]+0.05" office:value-type="percentage" office:value="0.55" calcext:value-type="percentage">
            <text:p>55,00%</text:p>
          </table:table-cell>
          <table:table-cell table:style-name="ce6" table:formula="of:=[.D30]" office:value-type="percentage" office:value="0.55" calcext:value-type="percentage">
            <text:p>55,00%</text:p>
          </table:table-cell>
          <table:table-cell table:style-name="ce6" table:formula="of:=[.E30]" office:value-type="percentage" office:value="0.55" calcext:value-type="percentage">
            <text:p>55,00%</text:p>
          </table:table-cell>
          <table:table-cell table:style-name="ce6" table:formula="of:=[.F30]" office:value-type="percentage" office:value="0.55" calcext:value-type="percentage">
            <text:p>55,00%</text:p>
          </table:table-cell>
          <table:table-cell table:style-name="ce6" table:formula="of:=[.G30]" office:value-type="percentage" office:value="0.55" calcext:value-type="percentage">
            <text:p>55,00%</text:p>
          </table:table-cell>
          <table:table-cell table:style-name="ce6" table:formula="of:=[.H30]" office:value-type="percentage" office:value="0.55" calcext:value-type="percentage">
            <text:p>55,00%</text:p>
          </table:table-cell>
          <table:table-cell table:style-name="ce6" table:formula="of:=[.I30]" office:value-type="percentage" office:value="0.55" calcext:value-type="percentage">
            <text:p>55,00%</text:p>
          </table:table-cell>
          <table:table-cell table:style-name="ce6" table:formula="of:=[.J30]" office:value-type="percentage" office:value="0.55" calcext:value-type="percentage">
            <text:p>55,00%</text:p>
          </table:table-cell>
          <table:table-cell table:style-name="ce6" table:formula="of:=[.K30]" office:value-type="percentage" office:value="0.55" calcext:value-type="percentage">
            <text:p>55,00%</text:p>
          </table:table-cell>
          <table:table-cell table:style-name="ce6" table:formula="of:=[.L30]" office:value-type="percentage" office:value="0.55" calcext:value-type="percentage">
            <text:p>55,00%</text:p>
          </table:table-cell>
          <table:table-cell table:style-name="ce6" table:formula="of:=[.M30]" office:value-type="percentage" office:value="0.55" calcext:value-type="percentage">
            <text:p>55,00%</text:p>
          </table:table-cell>
          <table:table-cell table:style-name="ce31" table:formula="of:=[.N30]" office:value-type="percentage" office:value="0.55" calcext:value-type="percentage">
            <text:p>55,00%</text:p>
          </table:table-cell>
          <table:table-cell table:formula="of:=[.O30]-[.B30]" office:value-type="percentage" office:value="0.05" calcext:value-type="percentage">
            <text:p>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7" table:formula="of:=[.C31]+0.05" office:value-type="percentage" office:value="0.55" calcext:value-type="percentage">
            <text:p>55,00%</text:p>
          </table:table-cell>
          <table:table-cell table:style-name="ce6" table:formula="of:=[.D31]" office:value-type="percentage" office:value="0.55" calcext:value-type="percentage">
            <text:p>55,00%</text:p>
          </table:table-cell>
          <table:table-cell table:style-name="ce46" table:formula="of:=[.E31]+0.05" office:value-type="percentage" office:value="0.6" calcext:value-type="percentage">
            <text:p>60,00%</text:p>
          </table:table-cell>
          <table:table-cell table:style-name="ce6" table:formula="of:=[.F31]" office:value-type="percentage" office:value="0.6" calcext:value-type="percentage">
            <text:p>60,00%</text:p>
          </table:table-cell>
          <table:table-cell table:style-name="ce6" table:formula="of:=[.G31]" office:value-type="percentage" office:value="0.6" calcext:value-type="percentage">
            <text:p>60,00%</text:p>
          </table:table-cell>
          <table:table-cell table:style-name="ce6" table:formula="of:=[.H31]" office:value-type="percentage" office:value="0.6" calcext:value-type="percentage">
            <text:p>60,00%</text:p>
          </table:table-cell>
          <table:table-cell table:style-name="ce6" table:formula="of:=[.I31]" office:value-type="percentage" office:value="0.6" calcext:value-type="percentage">
            <text:p>60,00%</text:p>
          </table:table-cell>
          <table:table-cell table:style-name="ce6" table:formula="of:=[.J31]" office:value-type="percentage" office:value="0.6" calcext:value-type="percentage">
            <text:p>60,00%</text:p>
          </table:table-cell>
          <table:table-cell table:style-name="ce6" table:formula="of:=[.K31]+0.05" office:value-type="percentage" office:value="0.65" calcext:value-type="percentage">
            <text:p>65,00%</text:p>
          </table:table-cell>
          <table:table-cell table:style-name="ce6" table:formula="of:=[.L31]" office:value-type="percentage" office:value="0.65" calcext:value-type="percentage">
            <text:p>65,00%</text:p>
          </table:table-cell>
          <table:table-cell table:style-name="ce6" table:formula="of:=[.M31]" office:value-type="percentage" office:value="0.65" calcext:value-type="percentage">
            <text:p>65,00%</text:p>
          </table:table-cell>
          <table:table-cell table:style-name="ce31" table:formula="of:=[.N31]" office:value-type="percentage" office:value="0.65" calcext:value-type="percentage">
            <text:p>65,00%</text:p>
          </table:table-cell>
          <table:table-cell table:formula="of:=[.O31]-[.B31]" office:value-type="percentage" office:value="0.15" calcext:value-type="percentage">
            <text:p>1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stad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table:formula="of:=[.C32]" office:value-type="percentage" office:value="0.5" calcext:value-type="percentage">
            <text:p>50,00%</text:p>
          </table:table-cell>
          <table:table-cell table:style-name="ce6" table:formula="of:=[.D32]" office:value-type="percentage" office:value="0.5" calcext:value-type="percentage">
            <text:p>50,00%</text:p>
          </table:table-cell>
          <table:table-cell table:style-name="ce6" table:formula="of:=[.E32]" office:value-type="percentage" office:value="0.5" calcext:value-type="percentage">
            <text:p>50,00%</text:p>
          </table:table-cell>
          <table:table-cell table:style-name="ce6" table:formula="of:=[.F32]" office:value-type="percentage" office:value="0.5" calcext:value-type="percentage">
            <text:p>50,00%</text:p>
          </table:table-cell>
          <table:table-cell table:style-name="ce6" table:formula="of:=[.G32]" office:value-type="percentage" office:value="0.5" calcext:value-type="percentage">
            <text:p>50,00%</text:p>
          </table:table-cell>
          <table:table-cell table:style-name="ce6" table:formula="of:=[.H32]" office:value-type="percentage" office:value="0.5" calcext:value-type="percentage">
            <text:p>50,00%</text:p>
          </table:table-cell>
          <table:table-cell table:style-name="ce46" table:formula="of:=[.I32]+0.05" office:value-type="percentage" office:value="0.55" calcext:value-type="percentage">
            <text:p>55,00%</text:p>
          </table:table-cell>
          <table:table-cell table:style-name="ce6" table:formula="of:=[.J32]" office:value-type="percentage" office:value="0.55" calcext:value-type="percentage">
            <text:p>55,00%</text:p>
          </table:table-cell>
          <table:table-cell table:style-name="ce6" table:formula="of:=[.K32]" office:value-type="percentage" office:value="0.55" calcext:value-type="percentage">
            <text:p>55,00%</text:p>
          </table:table-cell>
          <table:table-cell table:style-name="ce6" table:formula="of:=[.L32]" office:value-type="percentage" office:value="0.55" calcext:value-type="percentage">
            <text:p>55,00%</text:p>
          </table:table-cell>
          <table:table-cell table:style-name="ce6" table:formula="of:=[.M32]" office:value-type="percentage" office:value="0.55" calcext:value-type="percentage">
            <text:p>55,00%</text:p>
          </table:table-cell>
          <table:table-cell table:style-name="ce31" table:formula="of:=[.N32]" office:value-type="percentage" office:value="0.55" calcext:value-type="percentage">
            <text:p>55,00%</text:p>
          </table:table-cell>
          <table:table-cell table:formula="of:=[.O32]-[.B32]" office:value-type="percentage" office:value="0.05" calcext:value-type="percentage">
            <text:p>5,00%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MGC</text:p>
          </table:table-cell>
          <table:table-cell table:style-name="ce36" office:value-type="float" office:value="0.7" calcext:value-type="float">
            <text:p>0,7</text:p>
          </table:table-cell>
          <table:table-cell table:number-columns-repeated="12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K (multiplicador)</text:p>
          </table:table-cell>
          <table:table-cell table:style-name="ce37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Imposto (%)</text:p>
          </table:table-cell>
          <table:table-cell office:value-type="percentage" office:value="0.12" calcext:value-type="percentage">
            <text:p>12,00%</text:p>
          </table:table-cell>
          <table:table-cell table:style-name="ce6" office:value-type="percentage" office:value="0.12" calcext:value-type="percentage">
            <text:p>12,00%</text:p>
          </table:table-cell>
          <table:table-cell table:style-name="ce45" table:formula="of:=[.C37]-0.01" office:value-type="percentage" office:value="0.11" calcext:value-type="percentage">
            <text:p>11,00%</text:p>
          </table:table-cell>
          <table:table-cell table:style-name="ce6" table:formula="of:=[.D37]" office:value-type="percentage" office:value="0.11" calcext:value-type="percentage">
            <text:p>11,00%</text:p>
          </table:table-cell>
          <table:table-cell table:style-name="ce6" table:formula="of:=[.E37]" office:value-type="percentage" office:value="0.11" calcext:value-type="percentage">
            <text:p>11,00%</text:p>
          </table:table-cell>
          <table:table-cell table:style-name="ce6" table:formula="of:=[.F37]" office:value-type="percentage" office:value="0.11" calcext:value-type="percentage">
            <text:p>11,00%</text:p>
          </table:table-cell>
          <table:table-cell table:style-name="ce6" table:formula="of:=[.G37]" office:value-type="percentage" office:value="0.11" calcext:value-type="percentage">
            <text:p>11,00%</text:p>
          </table:table-cell>
          <table:table-cell table:style-name="ce6" table:formula="of:=[.H37]" office:value-type="percentage" office:value="0.11" calcext:value-type="percentage">
            <text:p>11,00%</text:p>
          </table:table-cell>
          <table:table-cell table:style-name="ce6" table:formula="of:=[.I37]" office:value-type="percentage" office:value="0.11" calcext:value-type="percentage">
            <text:p>11,00%</text:p>
          </table:table-cell>
          <table:table-cell table:style-name="ce6" table:formula="of:=[.J37]" office:value-type="percentage" office:value="0.11" calcext:value-type="percentage">
            <text:p>11,00%</text:p>
          </table:table-cell>
          <table:table-cell table:style-name="ce6" table:formula="of:=[.K37]" office:value-type="percentage" office:value="0.11" calcext:value-type="percentage">
            <text:p>11,00%</text:p>
          </table:table-cell>
          <table:table-cell table:style-name="ce6" table:formula="of:=[.L37]" office:value-type="percentage" office:value="0.11" calcext:value-type="percentage">
            <text:p>11,00%</text:p>
          </table:table-cell>
          <table:table-cell table:style-name="ce6" table:formula="of:=[.M37]" office:value-type="percentage" office:value="0.11" calcext:value-type="percentage">
            <text:p>11,00%</text:p>
          </table:table-cell>
          <table:table-cell table:style-name="ce31" table:formula="of:=[.N37]" office:value-type="percentage" office:value="0.11" calcext:value-type="percentage">
            <text:p>11,00%</text:p>
          </table:table-cell>
          <table:table-cell table:style-name="ce45" table:formula="of:=[.O37]-[.B37]" office:value-type="percentage" office:value="-0.01" calcext:value-type="percentage">
            <text:p>-1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 (com imposto)</text:p>
          </table:table-cell>
          <table:table-cell table:style-name="ce38" table:formula="of:=1/(1-[.B34])*(1-[.B37])" office:value-type="float" office:value="2.93333333333333" calcext:value-type="float">
            <text:p>2,93</text:p>
          </table:table-cell>
          <table:table-cell table:style-name="ce11" table:formula="of:=1/(1-[.C34])*(1-[.C37])" office:value-type="float" office:value="2.93333333333333" calcext:value-type="float">
            <text:p>2,93</text:p>
          </table:table-cell>
          <table:table-cell table:style-name="ce11" table:formula="of:=1/(1-[.D34])*(1-[.D37])" office:value-type="float" office:value="2.96666666666667" calcext:value-type="float">
            <text:p>2,97</text:p>
          </table:table-cell>
          <table:table-cell table:style-name="ce11" table:formula="of:=1/(1-[.E34])*(1-[.E37])" office:value-type="float" office:value="2.96666666666667" calcext:value-type="float">
            <text:p>2,97</text:p>
          </table:table-cell>
          <table:table-cell table:style-name="ce11" table:formula="of:=1/(1-[.F34])*(1-[.F37])" office:value-type="float" office:value="2.96666666666667" calcext:value-type="float">
            <text:p>2,97</text:p>
          </table:table-cell>
          <table:table-cell table:style-name="ce11" table:formula="of:=1/(1-[.G34])*(1-[.G37])" office:value-type="float" office:value="2.96666666666667" calcext:value-type="float">
            <text:p>2,97</text:p>
          </table:table-cell>
          <table:table-cell table:style-name="ce11" table:formula="of:=1/(1-[.H34])*(1-[.H37])" office:value-type="float" office:value="2.96666666666667" calcext:value-type="float">
            <text:p>2,97</text:p>
          </table:table-cell>
          <table:table-cell table:style-name="ce11" table:formula="of:=1/(1-[.I34])*(1-[.I37])" office:value-type="float" office:value="2.96666666666667" calcext:value-type="float">
            <text:p>2,97</text:p>
          </table:table-cell>
          <table:table-cell table:style-name="ce11" table:formula="of:=1/(1-[.J34])*(1-[.J37])" office:value-type="float" office:value="2.96666666666667" calcext:value-type="float">
            <text:p>2,97</text:p>
          </table:table-cell>
          <table:table-cell table:style-name="ce11" table:formula="of:=1/(1-[.K34])*(1-[.K37])" office:value-type="float" office:value="2.96666666666667" calcext:value-type="float">
            <text:p>2,97</text:p>
          </table:table-cell>
          <table:table-cell table:style-name="ce11" table:formula="of:=1/(1-[.L34])*(1-[.L37])" office:value-type="float" office:value="2.96666666666667" calcext:value-type="float">
            <text:p>2,97</text:p>
          </table:table-cell>
          <table:table-cell table:style-name="ce11" table:formula="of:=1/(1-[.M34])*(1-[.M37])" office:value-type="float" office:value="2.96666666666667" calcext:value-type="float">
            <text:p>2,97</text:p>
          </table:table-cell>
          <table:table-cell table:style-name="ce11" table:formula="of:=1/(1-[.N34])*(1-[.N37])" office:value-type="float" office:value="2.96666666666667" calcext:value-type="float">
            <text:p>2,97</text:p>
          </table:table-cell>
          <table:table-cell table:style-name="ce38" table:formula="of:=1/(1-[.O34])*(1-[.O37])" office:value-type="float" office:value="2.96666666666667" calcext:value-type="float">
            <text:p>2,97</text:p>
          </table:table-cell>
          <table:table-cell table:formula="of:=[.O38]-[.B38]" office:value-type="percentage" office:value="0.0333333333333332" calcext:value-type="percentage">
            <text:p>3,33%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39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table:style-name="ce28" office:value-type="string" calcext:value-type="string">
            <text:p>Ações do Ministro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impost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umentar Trans.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x. Juros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/>
          <table:table-cell table:style-name="ce13" table:number-columns-repeated="1008"/>
        </table:table-row>
        <table:table-row table:style-name="ro1">
          <table:table-cell table:style-name="ce28" office:value-type="string" calcext:value-type="string">
            <text:p>Valor</text:p>
          </table:table-cell>
          <table:table-cell table:style-name="ce4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80000" calcext:value-type="currency">
            <text:p>R$ 180.000,00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3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8:53:27.5253908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0.4.2$Linux_X86_64 LibreOffice_project/573028415b474775687f7355a6d413c41d013a01</meta:generator>
    <dc:date>2021-02-01T04:26:59.571552141</dc:date>
    <meta:editing-duration>PT1H44M7S</meta:editing-duration>
    <meta:editing-cycles>14</meta:editing-cycles>
    <meta:document-statistic meta:table-count="2" meta:cell-count="577" meta:object-count="0"/>
  </office:meta>
</office:document-meta>
</file>